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ffcb" officeooo:paragraph-rsid="001affcb"/>
    </style:style>
    <style:style style:name="T1" style:family="text">
      <style:text-properties officeooo:rsid="001c61b0"/>
    </style:style>
    <style:style style:name="T2" style:family="text">
      <style:text-properties officeooo:rsid="001d45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8 viikkoa</text:p>
      <text:p text:style-name="P1"/>
      <text:p text:style-name="P1"/>
      <text:p text:style-name="P1">- <text:span text:style-name="T1">2 viikkoa opiskelua</text:span></text:p>
      <text:p text:style-name="P1"><text:tab/>- <text:span text:style-name="T1">kivy </text:span><text:span text:style-name="T2">(Max)</text:span></text:p>
      <text:p text:style-name="P1"><text:tab/>- <text:span text:style-name="T2">jquery, javascript (Jori)</text:span></text:p>
      <text:p text:style-name="P1">- <text:span text:style-name="T1">2 viikkoa back end</text:span></text:p>
      <text:p text:style-name="P1">- <text:span text:style-name="T1">2 viikkoa front end</text:span></text:p>
      <text:p text:style-name="P1">- <text:span text:style-name="T1">2 viikkoa testausta</text:span></text:p>
      <text:p text:style-name="P1"><text:tab/>- <text:span text:style-name="T2">koodin ja ui:n yhdistäminen, testau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0T12:14:22.387403303</meta:creation-date>
    <dc:date>2023-02-10T12:54:06.270224269</dc:date>
    <meta:editing-duration>PT9M23S</meta:editing-duration>
    <meta:editing-cycles>1</meta:editing-cycles>
    <meta:document-statistic meta:table-count="0" meta:image-count="0" meta:object-count="0" meta:page-count="1" meta:paragraph-count="8" meta:word-count="33" meta:character-count="172" meta:non-whitespace-character-count="144"/>
    <meta:generator>LibreOffice/7.3.7.2$Linux_X86_64 LibreOffice_project/30$Build-2</meta:generator>
  </office:meta>
</office:document-meta>
</file>